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officeooo:paragraph-rsid="000170f2" style:font-weight-asian="normal" style:font-weight-complex="normal"/>
    </style:style>
    <style:style style:name="P2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fo:font-weight="normal" officeooo:rsid="0004d3b7" officeooo:paragraph-rsid="0004d3b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weight="normal" officeooo:rsid="00053ba0" officeooo:paragraph-rsid="00053ba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font-style="italic" fo:font-weight="normal" officeooo:rsid="0004d3b7" officeooo:paragraph-rsid="0004d3b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Ubuntu" fo:font-size="12pt" fo:font-style="italic" fo:font-weight="bold" officeooo:rsid="0004d3b7" officeooo:paragraph-rsid="0004d3b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Ubuntu" fo:font-size="15pt" fo:font-weight="bold" officeooo:rsid="000170f2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Ubuntu" fo:font-size="15pt" fo:font-weight="bold" officeooo:rsid="000170f2" officeooo:paragraph-rsid="000170f2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font-size="12pt" fo:font-style="italic" fo:font-weight="normal" officeooo:rsid="0004d3b7" officeooo:paragraph-rsid="0004d3b7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Ubuntu" fo:font-size="12pt" fo:font-style="normal" fo:font-weight="normal" officeooo:rsid="00053ba0" officeooo:paragraph-rsid="00053ba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Ubuntu" fo:font-size="12pt" fo:font-style="normal" fo:font-weight="normal" officeooo:rsid="00053ba0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fo:font-weight="normal" officeooo:rsid="0007af47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Ubuntu" fo:font-size="12pt" fo:font-style="normal" fo:font-weight="normal" officeooo:rsid="0007af47" officeooo:paragraph-rsid="000862a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Ubuntu" fo:font-size="12pt" fo:font-style="normal" fo:font-weight="normal" officeooo:rsid="000862a9" officeooo:paragraph-rsid="000862a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Ubuntu" fo:font-size="12pt" fo:font-style="normal" fo:font-weight="normal" officeooo:rsid="000862a9" officeooo:paragraph-rsid="0004d3b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170f2"/>
    </style:style>
    <style:style style:name="T2" style:family="text">
      <style:text-properties officeooo:rsid="0004d3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af47"/>
    </style:style>
    <style:style style:name="T5" style:family="text">
      <style:text-properties officeooo:rsid="000862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ítulo 0<text:span text:style-name="T1">2</text:span> – <text:span text:style-name="T1">Recursão</text:span></text:p>
      <text:p text:style-name="P2"/>
      <text:p text:style-name="P3">Dentro de Ciência da Computação, quando há uma rotina(função ou método) que se auto-invoca, dizemos então que temos uma rotina recursiva. Mas então, como tratar recursividade? <text:span text:style-name="T2">R</text:span>ecursividade é um caminho/ferramenta abstrata que você vi<text:span text:style-name="T2">a</text:span> ultlizar (ou não) dependendo da situação <text:span text:style-name="T2">para tratar problemas em que cada instância contém uma instância menor do mesmo problema( lógica recursiva).</text:span></text:p>
      <text:p text:style-name="P5">Note que há uma desvantagem em usar esse tipo de algoritmo, pois ele utiliza bastante memória( se comparado a outros algoritmos), usando um grande número de pilhas.</text:p>
      <text:p text:style-name="P3"/>
      <text:p text:style-name="P8">2.1 Algoritmos Recursivos </text:p>
      <text:p text:style-name="P4">Algoritmos recursivos resolvem problemas recursivos que possuem a lógica já citada, o algortimos segue a seguinte lógica:</text:p>
      <text:p text:style-name="P4"/>
      <text:p text:style-name="P6"><text:span text:style-name="T3">se</text:span> a instância em questão é pequena</text:p>
      <text:p text:style-name="P6"><text:tab/>- resolva diretamente <text:s/>( use força bruta se nescessário) ;</text:p>
      <text:p text:style-name="P7">senão, </text:p>
      <text:p text:style-name="P6"><text:tab/>- redusa-a a uma instância menor do mesmo problema;</text:p>
      <text:p text:style-name="P6"><text:tab/>- aplique aoo método á instância menor;</text:p>
      <text:p text:style-name="P6"><text:tab/>- e volte á instância original.</text:p>
      <text:p text:style-name="P11"/>
      <text:p text:style-name="P15">Nós chamamos de trivial a menor instância do problema.</text:p>
      <text:p text:style-name="P11"/>
      <text:p text:style-name="P12">Um exemplo bem comum é o de encontrar um fatorial. <text:span text:style-name="T4">Um fatorial pode ser escrito da seguinte maneira: n * n-1 * n-2 * n-3 * … * 2 * 1. Nosso trabalho aqui é encontrar uma instância menor, aplicar o método à essa instância menor e voltar a instância original. </text:span></text:p>
      <text:p text:style-name="P12"/>
      <text:p text:style-name="P12"><text:span text:style-name="T4">Note o que acontece para n=4 :</text:span></text:p>
      <text:p text:style-name="P13">4! = 4 * 3!</text:p>
      <text:p text:style-name="P13"><text:tab/> <text:s/>3! = 3 * 2!</text:p>
      <text:p text:style-name="P13"><text:tab/><text:tab/> <text:s text:c="3"/>2! = 2 * 1!</text:p>
      <text:p text:style-name="P13"><text:tab/><text:tab/><text:tab/> <text:s text:c="5"/>1! = 1 * 0!</text:p>
      <text:p text:style-name="P13"><text:tab/><text:tab/><text:tab/><text:tab/> <text:s text:c="7"/>0! = 1</text:p>
      <text:p text:style-name="P15"/>
      <text:p text:style-name="P15">Até esse ponto o computador foi buscando dentro de instâncias menores o valor. Apartir daqui como ele encontrou o valor da menor instância ele pode voltar “respondendo” a cada chamada, assim ele volta a instância original com a resposta: </text:p>
      <text:p text:style-name="P14">4! = 4 * 3!</text:p>
      <text:p text:style-name="P14"><text:tab/> <text:s/>3! = 3 * 2!</text:p>
      <text:p text:style-name="P14"><text:tab/><text:tab/> <text:s text:c="3"/>2! = 2 * 1!</text:p>
      <text:p text:style-name="P14"><text:tab/><text:tab/><text:tab/> <text:s text:c="5"/>1! = 1 * 0!</text:p>
      <text:p text:style-name="P14"><text:tab/><text:tab/><text:tab/><text:tab/> <text:s text:c="7"/>0! = 1</text:p>
      <text:p text:style-name="P14"><text:tab/><text:tab/><text:tab/> <text:s text:c="6"/><text:span text:style-name="T5">1! = 1</text:span></text:p>
      <text:p text:style-name="P14"><text:tab/><text:tab/> <text:s text:c="4"/><text:span text:style-name="T5">2! = 2</text:span></text:p>
      <text:p text:style-name="P14"><text:tab/> <text:s/><text:span text:style-name="T5">3! = 6</text:span></text:p>
      <text:p text:style-name="P15">4! = 24<text:span text:style-name="T4"> <text:s text:c="3"/></text:span></text:p>
      <text:p text:style-name="P16"/>
      <text:p text:style-name="P9">2.2 Um exemplo: o problema do máximo</text:p>
      <text:p text:style-name="P9">2.3 Outra solução recursiva do problem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06T15:38:30.980211783</dc:date>
    <meta:editing-duration>PT52M18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31" meta:word-count="323" meta:character-count="1807" meta:non-whitespace-character-count="1421"/>
  </office:meta>
</office:document-meta>
</file>